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DejaVu 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text-properties style:font-name="DejaVu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text-properties style:font-name="DejaVu Serif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DejaVu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 style:list-style-name="L2">
      <style:paragraph-properties fo:margin-left="0.4925in" fo:margin-right="0in" fo:text-indent="0in" style:auto-text-indent="false"/>
      <style:text-properties style:font-name="DejaVu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DejaVu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rba: Common Object Request Broker Architecture</text:p>
      <text:p text:style-name="P1"/>
      <text:p text:style-name="P2"><text:span text:style-name="T1">Interface description language</text:span> (IDL)</text:p>
      <text:list xml:id="list163021331" text:style-name="L1">
        <text:list-item>
          <text:p text:style-name="P3">specification language used to describe a software component's interface</text:p>
        </text:list-item>
        <text:list-item>
          <text:p text:style-name="P3">IDLs are commonly used in remote procedure call software</text:p>
        </text:list-item>
        <text:list-item>
          <text:p text:style-name="P3">Apache Thrift, Protocol buffers</text:p>
        </text:list-item>
      </text:list>
      <text:p text:style-name="P2"/>
      <text:p text:style-name="P4"/>
      <text:p text:style-name="P4">Remote Procedure Call</text:p>
      <text:p text:style-name="P4"/>
      <text:p text:style-name="P5">an inter-process communication that allows a computer program to cause a subroutine or procedure to execute in another address space (commonly on another computer on a shared network)</text:p>
      <text:p text:style-name="P4"/>
      <text:p text:style-name="P7">1. The client calls the client <text:span text:style-name="T2">stub</text:span>. The call is a local procedure call, with parameters pushed on to the stack in the normal way.</text:p>
      <text:p text:style-name="P7">2. The client <text:span text:style-name="T2">stub</text:span> packs the parameters into a message and makes a system call to send the message. Packing the parameters is called <text:span text:style-name="T3">marshalling</text:span>.</text:p>
      <text:p text:style-name="P7">3. The client's local operating system sends the message from the client machine to the server machine.</text:p>
      <text:p text:style-name="P7">4. The local operating system on the server machine passes the incoming packets to the server <text:span text:style-name="T2">stub</text:span>.</text:p>
      <text:p text:style-name="P7">5. The server <text:span text:style-name="T2">stub</text:span> unpacks the parameters from the message . Unpacking the parameters is called <text:span text:style-name="T3">unmarshalling</text:span>.</text:p>
      <text:list xml:id="list171594380" text:style-name="L2">
        <text:list-item>
          <text:p text:style-name="P8">Finally, the server <text:span text:style-name="T2">stub</text:span> calls the server procedure. The reply traces the same steps in the reverse direction.</text:p>
        </text:list-item>
      </text:list>
      <text:p text:style-name="P7"/>
      <text:p text:style-name="P9"/>
      <text:p text:style-name="P9">uses an interface definition language (IDL) to specify the interfaces which objects present to the outer world.</text:p>
      <text:p text:style-name="P9"/>
      <text:p text:style-name="P9">CORBA then specifies a mapping from IDL to a specific implementation language like C++ or Java. Standard mappings exist for Ada, C, C++, Lisp, Ruby, Smalltalk, Java, COBOL, PL/I and Python</text:p>
      <text:p text:style-name="P9"/>
      <text:p text:style-name="P9"/>
      <text:p text:style-name="P9">In addition to providing users with a language and a platform-neutral remote procedure call (RPC) specification, CORBA defines commonly needed services such as transactions and security, events, time, and other domain-specific interface mode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7T10:47:07</meta:creation-date>
    <meta:generator>LibreOffice/3.5$Linux_X86_64 LibreOffice_project/350m1$Build-2</meta:generator>
    <dc:date>2012-07-27T10:59:01</dc:date>
    <meta:editing-duration>PT11M21S</meta:editing-duration>
    <meta:editing-cycles>33</meta:editing-cycles>
    <meta:document-statistic meta:table-count="0" meta:image-count="0" meta:object-count="0" meta:page-count="1" meta:paragraph-count="16" meta:word-count="267" meta:character-count="1582" meta:non-whitespace-character-count="1445"/>
  </office:meta>
</office:document-meta>
</file>